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3.5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mutant_5f_ops">
      <style:table-properties table:display="true" style:writing-mode="lr-tb"/>
    </style:style>
    <style:style style:name="ta2" style:family="table" style:master-page-name="PageStyle_5f_statistics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00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99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99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ant_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OPERATOR_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PermissionLocationReplacement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ullLocationInstance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LocationProviderDeclarationParameterReplacement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witchConditionalIsLocationEnabled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witchConditionalIsProviderEnabled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ullLocationRequest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LocationRequestBuilderAccuracyReplacement</text:p>
          </table:table-cell>
          <table:table-cell table:style-name="ce27" office:value-type="string" calcext:value-type="string">
            <text:p>Location_Native</text:p>
          </table:table-cell>
          <table:table-cell table:style-name="ce2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witchMethodSignatureGetCurrentLocation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nvalidLastKnownLocation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witchMethodSignatureRequestLocationUpdates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emoveUpdatesMethodDeletion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uggyGnssStatusCallback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TrapGnssStatusCallback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egisterGnssStatusCallbackMethodDeletion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uggyLocationListener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TrapLocationListener</text:p>
          </table:table-cell>
          <table:table-cell table:style-name="ce28" office:value-type="string" calcext:value-type="string">
            <text:p>Location_Native</text:p>
          </table:table-cell>
          <table:table-cell table:style-name="ce28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ullFusedLocationProviderClient</text:p>
          </table:table-cell>
          <table:table-cell table:style-name="ce29" office:value-type="string" calcext:value-type="string">
            <text:p>Location_GMS</text:p>
          </table:table-cell>
          <table:table-cell table:style-name="ce29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GooglePlayServicesAvailableStatusReplacement</text:p>
          </table:table-cell>
          <table:table-cell table:style-name="ce29" office:value-type="string" calcext:value-type="string">
            <text:p>Location_GMS</text:p>
          </table:table-cell>
          <table:table-cell table:style-name="ce29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LocationRequestBuilderPriorityReplacement</text:p>
          </table:table-cell>
          <table:table-cell table:style-name="ce29" office:value-type="string" calcext:value-type="string">
            <text:p>Location_GMS</text:p>
          </table:table-cell>
          <table:table-cell table:style-name="ce29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ullLocationSettingsRequestBuilder</text:p>
          </table:table-cell>
          <table:table-cell table:style-name="ce29" office:value-type="string" calcext:value-type="string">
            <text:p>Location_GMS</text:p>
          </table:table-cell>
          <table:table-cell table:style-name="ce29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FlushLocationsMethodDeletion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RemoveLocationUpdatesMethodDeletion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witchMethodSignatureGetCurrentLocation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InvalidLastLocation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SwitchMethodSignatureRequestLocationUpdates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BuggyLocationCallback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TrapLocationCallback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TrapLocationListener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BuggyLocationListener</text:p>
          </table:table-cell>
          <table:table-cell table:style-name="ce30" office:value-type="string" calcext:value-type="string">
            <text:p>Location_GMS</text:p>
          </table:table-cell>
          <table:table-cell table:style-name="ce30" office:value-type="string" calcext:value-type="string">
            <text:p>Location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stic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ategory</text:p>
          </table:table-cell>
          <table:table-cell table:style-name="ce21" office:value-type="string" calcext:value-type="string">
            <text:p>N_OP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1" table:number-rows-spanned="2">
            <text:p>Location_Native</text:p>
          </table:table-cell>
          <table:table-cell table:style-name="ce14" office:value-type="string" calcext:value-type="string">
            <text:p>Configuration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14" office:value-type="string" calcext:value-type="string">
            <text:p>Location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1" table:number-rows-spanned="2">
            <text:p>Location_GMS</text:p>
          </table:table-cell>
          <table:table-cell table:style-name="ce14" office:value-type="string" calcext:value-type="string">
            <text:p>Configuration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14" office:value-type="string" calcext:value-type="string">
            <text:p>Location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2" table:number-rows-spanned="1">
            <text:p>Total</text:p>
          </table:table-cell>
          <table:covered-table-cell table:style-name="ce15"/>
          <table:table-cell table:style-name="ce17" office:value-type="float" office:value="29" calcext:value-type="float">
            <text:p>29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33:34.02105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tant_5f_ops" style:display-name="PageStyle_mutant_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s_5f_action" style:display-name="PageStyle_ops_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_5f_ops_5f_action" style:display-name="PageStyle_statistics_ops_a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0:34:10.784783744</dc:date>
    <meta:editing-duration>PT36S</meta:editing-duration>
    <meta:editing-cycles>2</meta:editing-cycles>
    <meta:document-statistic meta:table-count="2" meta:cell-count="105" meta:object-count="0"/>
  </office:meta>
</office:document-meta>
</file>